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41" calcext:value-type="float">
            <text:p>341</text:p>
          </table:table-cell>
          <table:table-cell table:style-name="ce7" table:formula="of:=COUNTIF([.B7:.B454];&quot;X&quot;)" office:value-type="float" office:value="288" calcext:value-type="float">
            <text:p>288</text:p>
          </table:table-cell>
          <table:table-cell table:style-name="ce7" table:formula="of:=COUNTIF([.C7:.C454];&quot;X&quot;)" office:value-type="float" office:value="13" calcext:value-type="float">
            <text:p>13</text:p>
          </table:table-cell>
          <table:table-cell table:style-name="ce7" table:formula="of:=COUNTIF([.D7:.D454];&quot;X&quot;)" office:value-type="float" office:value="28" calcext:value-type="float">
            <text:p>28</text:p>
          </table:table-cell>
          <table:table-cell table:style-name="ce7" table:formula="of:=COUNTIF([.E7:.E454];&quot;X&quot;)" office:value-type="float" office:value="0" calcext:value-type="float">
            <text:p>0</text:p>
          </table:table-cell>
          <table:table-cell table:style-name="ce7" table:formula="of:=COUNTIF([.F7:.F454];&quot;X&quot;)" office:value-type="float" office:value="38" calcext:value-type="float">
            <text:p>38</text:p>
          </table:table-cell>
          <table:table-cell table:style-name="ce25" table:formula="of:=SUM([.B2:.F2])" office:value-type="float" office:value="367" calcext:value-type="float">
            <text:p>36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3" table:number-rows-repeated="10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18">00/00/0000</text:date>, <text:time style:data-style-name="N2" text:time-value="21:57:28.79103489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1-18T21:58:23.010529113</dc:date>
    <meta:editing-duration>PT11H51M15S</meta:editing-duration>
    <meta:editing-cycles>322</meta:editing-cycles>
    <meta:document-statistic meta:table-count="1" meta:cell-count="2035" meta:object-count="0"/>
  </office:meta>
</office:document-meta>
</file>